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3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3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3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3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number-columns-repeated="3"/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 table:number-columns-repeated="2"/>
          <table:table-cell table:formula="of:=SUM([.H23];[.H48])" office:value-type="float" office:value="64500" calcext:value-type="float">
            <text:p>64500</text:p>
          </table:table-cell>
          <table:table-cell table:formula="of:=SUM([.K2];[.K3];[.K8];[.K22];[.K27];[.K29])" office:value-type="float" office:value="101700" calcext:value-type="float">
            <text:p>1017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2700(5100)</text:p>
          </table:table-cell>
          <table:table-cell table:number-columns-repeated="3"/>
          <table:table-cell table:formula="of:=[.N4]-[.M4]" office:value-type="float" office:value="37200" calcext:value-type="float">
            <text:p>372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 table:number-columns-repeated="4"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5200" calcext:value-type="float">
            <text:p>5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10400" calcext:value-type="float">
            <text:p>10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7250" calcext:value-type="float">
            <text:p>7250</text:p>
          </table:table-cell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1:47:56.239409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11T11:48:42.751402740</dc:date>
    <meta:editing-duration>P2DT23H48M57S</meta:editing-duration>
    <meta:editing-cycles>1381</meta:editing-cycles>
    <meta:generator>LibreOffice/4.2.8.2$Linux_X86_64 LibreOffice_project/420m0$Build-2</meta:generator>
    <meta:document-statistic meta:table-count="10" meta:cell-count="3198" meta:object-count="0"/>
  </office:meta>
</office:document-meta>
</file>